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rvey</text:p>
      <text:p text:style-name="Standard">Alpha has surveyed his class of N (2≤N≤50,000) students with IDs 1..N with a questionnaire with NQ (1≤NQ≤50) questions (labelled R1…RNQ), each with an integer answer from 1 to 5. </text:p>
      <text:p text:style-name="Standard"/>
      <text:p text:style-name="Standard">After compiling the results of his questionnaire, Alpha wants to answer a series of simple questions, <text:s/>such as "How many students answered 2 to question 3, 4 to question 7, and also 1 to question 8?" <text:s/>More specifically, Alpha has P (1≤P≤10) questions, and each question has question number Qj (1≤Qj≤NQ) and required answer Aj <text:s/>(1≤Aj≤5). Alpha wants you to find the total number of students that answered Aj to Qj for j in the range 1..R.</text:p>
      <text:p text:style-name="Standard"/>
      <text:p text:style-name="Standard">For example, consider a class of 4 students and a survey of 6 questions; the responses are:</text:p>
      <text:p text:style-name="Standard"/>
      <text:p text:style-name="Standard">Student <text:s/>Question</text:p>
      <text:p text:style-name="Standard">ID <text:s text:c="6"/>1 <text:s/>2 <text:s/>3 <text:s/>4 <text:s/>5 <text:s/>6</text:p>
      <text:p text:style-name="Standard">---- <text:s text:c="4"/>----------------</text:p>
      <text:p text:style-name="Standard">1 <text:s text:c="7"/>1 <text:s/>1 <text:s/>1 <text:s/>1 <text:s/>1 <text:s/>1</text:p>
      <text:p text:style-name="Standard">2 <text:s text:c="7"/>1 <text:s/>2 <text:s/>3 <text:s/>4 <text:s/>5 <text:s/>2</text:p>
      <text:p text:style-name="Standard">3 <text:s text:c="7"/>1 <text:s/>2 <text:s/>1 <text:s/>2 <text:s/>3 <text:s/>3</text:p>
      <text:p text:style-name="Standard">4 <text:s text:c="7"/>1 <text:s/>1 <text:s/>3 <text:s/>2 <text:s/>2 <text:s/>2</text:p>
      <text:p text:style-name="Standard">If Alpha asks, "How many students answered 3 to question 3 and 2 to question 4?" the answer would be 1 (just student 4). If Alpha asks, "How many students answered 1 to question 1 and 2 to question 6?" the answer would be 2 (students 2 and 4).</text:p>
      <text:p text:style-name="Standard"/>
      <text:p text:style-name="Standard">INPUT FORMAT</text:p>
      <text:p text:style-name="Standard"/>
      <text:p text:style-name="Standard">* Line 1: Three space-separated integers: N, NQ, and P</text:p>
      <text:p text:style-name="Standard"/>
      <text:p text:style-name="Standard">* Lines 2..N+1: Line i+1 contains NQ space-separated integers that are the response to the questions for student i: R1…RNQ</text:p>
      <text:p text:style-name="Standard">* Lines N+2..N+1+P: Line j+N+1 contains two space-separated integers: Qj and Aj</text:p>
      <text:p text:style-name="Standard">OUTPUT FORMAT</text:p>
      <text:p text:style-name="Standard"/>
      <text:p text:style-name="Standard">* Line 1: A single integer that is the number of students that fit all of Alpha's requirements</text:p>
      <text:p text:style-name="Standard"/>
      <text:p text:style-name="Standard">SAMPLE INPUT</text:p>
      <text:p text:style-name="Standard"/>
      <text:p text:style-name="Standard">4 6 2</text:p>
      <text:p text:style-name="Standard">1 1 1 1 1 1</text:p>
      <text:p text:style-name="Standard">1 2 3 4 5 2</text:p>
      <text:p text:style-name="Standard">1 2 1 2 3 3</text:p>
      <text:p text:style-name="Standard">1 1 3 2 2 2</text:p>
      <text:p text:style-name="Standard">1 1</text:p>
      <text:p text:style-name="Standard">6 2</text:p>
      <text:p text:style-name="Standard">SAMPLE OUTPUT</text:p>
      <text:p text:style-name="Standard"/>
      <text:p text:style-name="Standard"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7T18:33:00.803000000</meta:creation-date>
    <meta:print-date>2022-04-27T18:33:24.449000000</meta:print-date>
    <dc:date>2022-04-27T18:34:27.132000000</dc:date>
    <meta:editing-duration>PT1M26S</meta:editing-duration>
    <meta:editing-cycles>1</meta:editing-cycles>
    <meta:document-statistic meta:table-count="0" meta:image-count="0" meta:object-count="0" meta:page-count="1" meta:paragraph-count="28" meta:word-count="313" meta:character-count="1578" meta:non-whitespace-character-count="1225"/>
    <meta:generator>LibreOffice/5.4.6.2$Windows_X86_64 LibreOffice_project/4014ce260a04f1026ba855d3b8d91541c224eab8</meta:generator>
  </office:meta>
</office:document-meta>
</file>